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0500000005C78364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a95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971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1018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1041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1075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1107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1134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162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179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196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213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234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1255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5" style:family="drawing-page">
      <style:drawing-page-properties presentation:display-header="false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302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345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a1365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a1382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1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051cm" fo:wrap-option="wrap"/>
    </style:style>
    <style:style style:name="pr3" style:family="presentation" style:parent-style-name="Master1-Layout1-title-Slide-de-título-notes">
      <style:graphic-properties draw:fill-color="#ffffff" fo:min-height="13.364cm"/>
    </style:style>
    <style:style style:name="pr4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pr5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e-conteúdo-notes">
      <style:graphic-properties draw:fill-color="#ffffff" fo:min-height="11.431cm"/>
    </style:style>
    <style:style style:name="pr7" style:family="presentation" style:parent-style-name="Master1-Layout2-obj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.127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762cm" fo:margin-right="0cm" fo:margin-top="0.212cm" fo:margin-bottom="0cm" fo:line-height="90%" fo:text-align="start" fo:text-indent="-0.762cm" style:punctuation-wrap="hanging" style:writing-mode="lr-tb">
        <style:tab-stops/>
      </style:paragraph-properties>
    </style:style>
    <style:style style:name="P6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T1" style:family="text">
      <style:text-properties fo:color="#4de1ea" style:text-line-through-style="none" style:text-position="0% 100%" fo:font-family="Calibri" fo:font-size="50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ffffff" style:text-line-through-style="none" style:text-position="0% 100%" fo:font-family="Constantia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4617b" style:text-line-through-style="none" style:text-position="0% 100%" fo:font-family="Calibri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onstantia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min-label-width="0.762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16cm" text:min-label-width="0.762cm"/>
        <style:text-properties fo:font-family="'Wingdings 2'" style:font-charset="x-symbol" fo:color="#0bd0d9" fo:font-size="95%"/>
      </text:list-level-style-bullet>
      <text:list-level-style-bullet text:level="3" text:bullet-char="">
        <style:list-level-properties text:space-before="1.778cm" text:min-label-width="0.762cm"/>
        <style:text-properties fo:font-family="'Wingdings 2'" style:font-charset="x-symbol" fo:color="#0bd0d9" fo:font-size="95%"/>
      </text:list-level-style-bullet>
      <text:list-level-style-bullet text:level="4" text:bullet-char="">
        <style:list-level-properties text:space-before="2.54cm" text:min-label-width="0.762cm"/>
        <style:text-properties fo:font-family="'Wingdings 2'" style:font-charset="x-symbol" fo:color="#0bd0d9" fo:font-size="95%"/>
      </text:list-level-style-bullet>
      <text:list-level-style-bullet text:level="5" text:bullet-char="">
        <style:list-level-properties text:space-before="3.302cm" text:min-label-width="0.762cm"/>
        <style:text-properties fo:font-family="'Wingdings 2'" style:font-charset="x-symbol" fo:color="#0bd0d9" fo:font-size="95%"/>
      </text:list-level-style-bullet>
      <text:list-level-style-bullet text:level="6" text:bullet-char="">
        <style:list-level-properties text:space-before="4.064cm" text:min-label-width="0.762cm"/>
        <style:text-properties fo:font-family="'Wingdings 2'" style:font-charset="x-symbol" fo:color="#0bd0d9" fo:font-size="95%"/>
      </text:list-level-style-bullet>
      <text:list-level-style-bullet text:level="7" text:bullet-char="">
        <style:list-level-properties text:space-before="4.572cm" text:min-label-width="0.762cm"/>
        <style:text-properties fo:font-family="'Wingdings 2'" style:font-charset="x-symbol" fo:color="#0bd0d9" fo:font-size="95%"/>
      </text:list-level-style-bullet>
      <text:list-level-style-bullet text:level="8" text:bullet-char="">
        <style:list-level-properties text:space-before="5.334cm" text:min-label-width="0.762cm"/>
        <style:text-properties fo:font-family="'Wingdings 2'" style:font-charset="x-symbol" fo:color="#0bd0d9" fo:font-size="95%"/>
      </text:list-level-style-bullet>
      <text:list-level-style-bullet text:level="9" text:bullet-char="">
        <style:list-level-properties text:space-before="6.096cm" text:min-label-width="0.762cm"/>
        <style:text-properties fo:font-family="'Wingdings 2'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762cm"/>
        <style:text-properties style:use-window-font-color="true" fo:font-size="45%"/>
      </text:list-level-style-number>
      <text:list-level-style-number text:level="2" style:num-format="">
        <style:list-level-properties text:space-before="1.016cm" text:min-label-width="0.762cm"/>
        <style:text-properties style:use-window-font-color="true" fo:font-size="45%"/>
      </text:list-level-style-number>
      <text:list-level-style-number text:level="3" style:num-format="">
        <style:list-level-properties text:space-before="1.778cm" text:min-label-width="0.762cm"/>
        <style:text-properties style:use-window-font-color="true" fo:font-size="45%"/>
      </text:list-level-style-number>
      <text:list-level-style-number text:level="4" style:num-format="">
        <style:list-level-properties text:space-before="2.54cm" text:min-label-width="0.762cm"/>
        <style:text-properties style:use-window-font-color="true" fo:font-size="45%"/>
      </text:list-level-style-number>
      <text:list-level-style-number text:level="5" style:num-format="">
        <style:list-level-properties text:space-before="3.302cm" text:min-label-width="0.762cm"/>
        <style:text-properties style:use-window-font-color="true" fo:font-size="45%"/>
      </text:list-level-style-number>
      <text:list-level-style-number text:level="6" style:num-format="">
        <style:list-level-properties text:space-before="4.064cm" text:min-label-width="0.762cm"/>
        <style:text-properties style:use-window-font-color="true" fo:font-size="45%"/>
      </text:list-level-style-number>
      <text:list-level-style-number text:level="7" style:num-format="">
        <style:list-level-properties text:space-before="4.572cm" text:min-label-width="0.762cm"/>
        <style:text-properties style:use-window-font-color="true" fo:font-size="45%"/>
      </text:list-level-style-number>
      <text:list-level-style-number text:level="8" style:num-format="">
        <style:list-level-properties text:space-before="5.334cm" text:min-label-width="0.762cm"/>
        <style:text-properties style:use-window-font-color="true" fo:font-size="45%"/>
      </text:list-level-style-number>
      <text:list-level-style-number text:level="9" style:num-format="">
        <style:list-level-properties text:space-before="6.096cm" text:min-label-width="0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Título 3" presentation:style-name="pr1" draw:text-style-name="P2" draw:layer="layout" svg:width="21.81cm" svg:height="5.08cm" svg:x="1.482cm" svg:y="3.81cm" presentation:class="title">
          <draw:text-box>
            <text:p text:style-name="P1"><text:span text:style-name="T1">Projeto - Aplicação no modelo produtor-consumidor</text:span></text:p>
          </draw:text-box>
        </draw:frame>
        <draw:frame draw:name="Subtítulo 4" presentation:style-name="pr2" draw:text-style-name="P2" draw:layer="layout" svg:width="21.819cm" svg:height="4.868cm" svg:x="1.482cm" svg:y="8.968cm" presentation:class="subtitle" presentation:user-transformed="true">
          <draw:text-box>
            <text:p text:style-name="P3"><text:span text:style-name="T2"/></text:p>
            <text:p text:style-name="P3"><text:span text:style-name="T2">UERJ - Sistemas Operacionais I – 2013/2</text:span><text:span text:style-name="T2"><text:line-break/></text:span><text:span text:style-name="T2"><text:line-break/></text:span><text:span text:style-name="T2">Diego da Silva da Rocha </text:span><text:span text:style-name="T2"><text:line-break/></text:span><text:span text:style-name="T2">Luan Henrique Moreira Azev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3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Executando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5"><text:span text:style-name="T4">A compilação e execução do projeto pode ser toda feita através do make graças ao makefile inserido.</text:span></text:p>
              </text:list-item>
              <text:list-item>
                <text:p text:style-name="P5"><text:span text:style-name="T4">As principais opções são:</text:span></text:p>
              </text:list-item>
              <text:list-item>
                <text:p text:style-name="P5"><text:span text:style-name="T4">make run: compila (se necessário) e executa</text:span></text:p>
              </text:list-item>
              <text:list-item>
                <text:p text:style-name="P5"><text:span text:style-name="T4">make run-omp: compila com openmp habilitado (extra 5) e executa</text:span></text:p>
              </text:list-item>
              <text:list-item>
                <text:p text:style-name="P5"><text:span text:style-name="T4">test: limpa o binário, compila, gera os arquivos de entrada com matrizes de teste e executa</text:span></text:p>
              </text:list-item>
              <text:list-item>
                <text:p text:style-name="P5"><text:span text:style-name="T4">test-omp: limpa o binário, compila com openmp, gera os arquivos de entrada com matrizes de teste e executa</text:span></text:p>
              </text:list-item>
            </text:list>
            <text:list text:style-name="L4"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4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Observações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Os testes foram executados através do make que roda na raiz do projeto, dessa forma, o endereço dos arquivos de entrada e saída contem a pasta bin.</text:span></text:p>
              </text:list-item>
              <text:list-item>
                <text:p text:style-name="P6"><text:span text:style-name="T4">Mesmo motivo que o arquivo entrada.in contem o endereços dos outros arquivos também com a pasta bin</text:span></text:p>
              </text:list-item>
              <text:list-item>
                <text:p text:style-name="P6"><text:span text:style-name="T4">Como esses endereços estão em cláusulas #define é prático trocar para que o projeto procure os arquivos sempre na pasta corrent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" draw:style-name="dp5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Structs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Foram utilizadas 3 structs s_t, sbuf_t e flags_t.</text:span></text:p>
              </text:list-item>
              <text:list-item>
                <text:p text:style-name="P6"><text:span text:style-name="T4">s_t <text:s/>armazena as matrizes lidas e os resultados dos processamentos</text:span></text:p>
              </text:list-item>
              <text:list-item>
                <text:p text:style-name="P6"><text:span text:style-name="T4">sbuf_t contem os dados de controle de acesso (semáforos, buffer e outras variáveis de controle) aos itens processados pelas threads.</text:span></text:p>
              </text:list-item>
              <text:list-item>
                <text:p text:style-name="P6"><text:span text:style-name="T4">flags_t foi criado para armazenar as variáveis de controle e os flags de comunicação entre a thread LA e EA (necessária para implementação do extra 6)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6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Funções auxiliares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Foram criadas duas funções auxiliadoras:</text:span></text:p>
              </text:list-item>
              <text:list-item>
                <text:p text:style-name="P6"><text:span text:style-name="T4">escreveMatrixArquivo(FILE *f, double **m, int ordem) que escreve num arquivo “f”, uma matriz “m” quadrada de ordem <text:s/>“ordem” seguindo a formatação do trabalho.</text:span><text:span text:style-name="T4"><text:line-break/></text:span><text:span text:style-name="T4">Essa função evita a repetição de código na função ea, que escreve três matrizes no arquivo.</text:span></text:p>
              </text:list-item>
              <text:list-item>
                <text:p text:style-name="P6"><text:span text:style-name="T4">destruir(s_t *s) que recebe um ponteiro para um item s_t que foi produzido dinamicamente e o destrói, destruindo também os seus atributos que também foram criados dinamicament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" draw:style-name="dp7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Threads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LA (Leitora de Arquivo, lê os arquivos de entrada e cria um item da struct s_t e disponibiliza para MM)</text:span></text:p>
              </text:list-item>
              <text:list-item>
                <text:p text:style-name="P6"><text:span text:style-name="T4">MM (Multiplicadora de matrizes, consome de EA, multiplica as duas matrizes e disponibiliza para SC)</text:span></text:p>
              </text:list-item>
              <text:list-item>
                <text:p text:style-name="P6"><text:span text:style-name="T4">SC (Somadora de Colunas, consome de MM, calcula um somatório por coluna e disponibiliza para CF)</text:span></text:p>
              </text:list-item>
              <text:list-item>
                <text:p text:style-name="P6"><text:span text:style-name="T4">CF (Calculo Final, consome de SC, realiza a soma geral da matriz e disponibiliza para EA)</text:span></text:p>
              </text:list-item>
              <text:list-item>
                <text:p text:style-name="P6"><text:span text:style-name="T4">EA (Escritora de Arquivo, escreve no arquivo de saída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8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EA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Faz a leitura do arquivo entrada.in (o define no código procura na pasta bin, pois supõe-se a execução na pasta raiz através do makefile).</text:span></text:p>
              </text:list-item>
              <text:list-item>
                <text:p text:style-name="P6"><text:span text:style-name="T4">Faz a leitura de cada arquivo complementar </text:span></text:p>
              </text:list-item>
              <text:list-item>
                <text:p text:style-name="P6"><text:span text:style-name="T4">Armazena os dados lidos no item s_t criado dinamicamente.</text:span></text:p>
              </text:list-item>
              <text:list-item>
                <text:p text:style-name="P6"><text:span text:style-name="T4">Disponibiliza o item para ser consumido pela thread MM através do índice zero do vetor shared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9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MM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Obtém o item produzido por EA no índice zero</text:span></text:p>
              </text:list-item>
              <text:list-item>
                <text:p text:style-name="P6"><text:span text:style-name="T4">Realiza a multiplicação das matrizes A e B salvando na matriz C</text:span></text:p>
              </text:list-item>
              <text:list-item>
                <text:p text:style-name="P6"><text:span text:style-name="T4">Disponibiliza o item para ser consumido por SC na posição um do veto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0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SC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Obtém o item produzido por MM na posição um.</text:span></text:p>
              </text:list-item>
              <text:list-item>
                <text:p text:style-name="P6"><text:span text:style-name="T4">Realiza a soma dos itens de cada coluna de C, armazenando os resultados em V.</text:span></text:p>
              </text:list-item>
              <text:list-item>
                <text:p text:style-name="P6"><text:span text:style-name="T4">Disponibiliza o item para CF na posição doi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1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CF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Obtém o item produzido por SC na posição dois.</text:span></text:p>
              </text:list-item>
              <text:list-item>
                <text:p text:style-name="P6"><text:span text:style-name="T4">Soma todos os itens de V e coloca o resultado em E.</text:span></text:p>
              </text:list-item>
              <text:list-item>
                <text:p text:style-name="P6"><text:span text:style-name="T4">Disponibiliza o item para EA na posição trê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2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EA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Obtém o item produzido por CF na posição três.</text:span></text:p>
              </text:list-item>
              <text:list-item>
                <text:p text:style-name="P6"><text:span text:style-name="T4">Escreve no arquivo de saída (o define no código procura na pasta bin, pois supõe-se a execução na pasta raiz através do makefile).</text:span></text:p>
              </text:list-item>
            </text:list>
            <text:list text:style-name="L4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3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Main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Inicializa os semáforos e flags.</text:span></text:p>
              </text:list-item>
              <text:list-item>
                <text:p text:style-name="P6"><text:span text:style-name="T4">Cria as threads, uma instância de LA e EA cada, a quantidade de instâncias de MM, SC e CF são obtidas em defines no código.</text:span></text:p>
              </text:list-item>
              <text:list-item>
                <text:p text:style-name="P6"><text:span text:style-name="T4">Espera a thread EA terminar (join) e encerra sua execução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4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Extra 5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 presentation:user-transformed="true">
          <draw:text-box>
            <text:list text:style-name="L3">
              <text:list-item>
                <text:p text:style-name="P5"><text:span text:style-name="T4">Colocamos a marcação de parallel for dentro da thread MM, e setamos o openmp set num_threads para 2 * o total de threads MM, mas eram criadas apenas duas threads, e não duas para cada thread de MM.</text:span></text:p>
              </text:list-item>
              <text:list-item>
                <text:p text:style-name="P5"><text:span text:style-name="T4">Tentamos habilitar subthreads através de omp_set_nested(1); mas pelos nossos testes também não funcionou</text:span></text:p>
              </text:list-item>
              <text:list-item>
                <text:p text:style-name="P5"><text:span text:style-name="T4">O código desse extra só é complicado quando a diretiva “-fopenmp” é passada para o GCC</text:span></text:p>
              </text:list-item>
              <text:list-item>
                <text:p text:style-name="P5"><text:span text:style-name="T4">Ou através dos comandos run-omp e build-omp do makefile</text:span></text:p>
              </text:list-item>
            </text:list>
          </draw:text-box>
        </draw:frame>
        <presentation:notes draw:style-name="dp15">
          <draw:page-thumbnail draw:name="Espaço Reservado para Imagem de Slide 1" draw:style-name="gr1" draw:layer="layout" svg:width="12.7cm" svg:height="9.525cm" svg:x="3.175cm" svg:y="1.905cm" draw:page-number="13" presentation:class="page"/>
          <draw:frame draw:name="Espaço Reservado para Anotações 2" presentation:style-name="pr7" draw:text-style-name="P2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draw:style-name="gr2" draw:text-style-name="P2" draw:layer="layout" svg:width="8.255cm" svg:height="1.27cm" svg:x="10.791cm" svg:y="24.126cm">
            <draw:text-box>
              <text:p text:style-name="P1"><text:span text:style-name="T5"><text:page-number>&lt;número&gt;</text:page-number></text:span></text:p>
            </draw:text-box>
          </draw:frame>
        </presentation:notes>
      </draw:page>
      <draw:page draw:name="Slide11" draw:style-name="dp16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Extra 6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 presentation:user-transformed="true">
          <draw:text-box>
            <text:list text:style-name="L3">
              <text:list-item>
                <text:p text:style-name="P6"><text:span text:style-name="T4">Foi criada uma struct flags_t que contem um semáforo, uma flag de fim de leitura (read_complete) e um contador de arquivos lidos (qtd_files).</text:span></text:p>
              </text:list-item>
              <text:list-item>
                <text:p text:style-name="P6"><text:span text:style-name="T4">LA foi alterado para preencher essas flags ao terminar de ler (EOF do arquivo entrada.in).</text:span></text:p>
              </text:list-item>
              <text:list-item>
                <text:p text:style-name="P6"><text:span text:style-name="T4">EA foi alterado para quebrar o loop (break) após escrever a mesma quantidade armazenada em qtd_files (somente após a flag read_complete ter valor 1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2" draw:style-name="dp17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Extra 6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Entretanto, em algumas execuções a thread EA consumia todos os itens antes que a thread LA preenchesse as flags. Nesse caso, a thread EA ficava parada aguardando um semáforo para consumir um novo item (que nunca iria aparecer) e não se encerrava.</text:span></text:p>
              </text:list-item>
              <text:list-item>
                <text:p text:style-name="P6"><text:span text:style-name="T4">A solução encontrada para impedir isso foi assegurar que a thread LA preencha a flag antes de disponibilizar o último item, pois assim quando a thread EA estiver consumindo o último item os valores das flags já estão corretos e ela quebra o loop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8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Extra 6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Como a thread LA não sabe quantos itens ela lerá só é possível marcar <text:s/>as flags após o termino do loop (pois dentro do loop não se sabe se aquele item é o último ou não).</text:span></text:p>
              </text:list-item>
              <text:list-item>
                <text:p text:style-name="P6"><text:span text:style-name="T4">Então, a disponibilização do último item passou a ocorrer após o preenchimento das flags fora do loop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19" draw:master-page-name="Master1-Layout2-obj-Título-e-conteúdo" presentation:presentation-page-layout-name="AL2T18">
        <draw:frame draw:name="Título 1" presentation:style-name="pr4" draw:text-style-name="P2" draw:layer="layout" svg:width="22.86cm" svg:height="3.175cm" svg:x="1.27cm" svg:y="1.956cm" presentation:class="title">
          <draw:text-box>
            <text:p text:style-name="P4"><text:span text:style-name="T3">Extra 6</text:span></text:p>
          </draw:text-box>
        </draw:frame>
        <draw:frame draw:name="Espaço Reservado para Conteúdo 2" presentation:style-name="pr5" draw:text-style-name="P2" draw:layer="layout" svg:width="22.86cm" svg:height="12.192cm" svg:x="1.27cm" svg:y="5.376cm" presentation:class="outline">
          <draw:text-box>
            <text:list text:style-name="L3">
              <text:list-item>
                <text:p text:style-name="P6"><text:span text:style-name="T4">Para evitar que o último item fosse disponibilizado duas vezes o loop de EA foi alterado para no inicio de cada passo disponibilizar o item produzido no passo anterior (se houver). </text:span></text:p>
              </text:list-item>
              <text:list-item>
                <text:p text:style-name="P6"><text:span text:style-name="T4">Assim, quando o loop termina o último item ainda não foi disponibilizado, mas a quantidade exata de arquivos já é conhecida.</text:span></text:p>
              </text:list-item>
              <text:list-item>
                <text:p text:style-name="P6"><text:span text:style-name="T4">Nesse momento então as flags são preenchidas e o último item é disponibilizado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155" draw:style="linear" draw:start-color="#0079af" draw:end-color="#00ebf8" draw:start-intensity="45%" draw:end-intensity="55%" draw:angle="0" draw:border="0%"/>
    <draw:gradient draw:name="a159" draw:style="linear" draw:start-color="#00adb6" draw:end-color="#009be5" draw:start-intensity="30%" draw:end-intensity="45%" draw:angle="0" draw:border="0%"/>
    <draw:gradient draw:name="a233" draw:style="radial" draw:cx="10%" draw:cy="110%" draw:start-color="#459bca" draw:end-color="#43a4da" draw:start-intensity="100%" draw:end-intensity="100%" draw:border="0%"/>
    <draw:gradient draw:name="a237" draw:style="linear" draw:start-color="#0079af" draw:end-color="#00ebf8" draw:start-intensity="45%" draw:end-intensity="55%" draw:angle="0" draw:border="0%"/>
    <draw:gradient draw:name="a241" draw:style="linear" draw:start-color="#00adb6" draw:end-color="#009be5" draw:start-intensity="30%" draw:end-intensity="45%" draw:angle="0" draw:border="0%"/>
    <draw:gradient draw:name="a306" draw:style="linear" draw:start-color="#0079af" draw:end-color="#00ebf8" draw:start-intensity="45%" draw:end-intensity="55%" draw:angle="0" draw:border="0%"/>
    <draw:gradient draw:name="a310" draw:style="linear" draw:start-color="#00adb6" draw:end-color="#009be5" draw:start-intensity="30%" draw:end-intensity="45%" draw:angle="0" draw:border="0%"/>
    <draw:gradient draw:name="a4" draw:style="linear" draw:start-color="#0079af" draw:end-color="#00ebf8" draw:start-intensity="45%" draw:end-intensity="55%" draw:angle="0" draw:border="0%"/>
    <draw:gradient draw:name="a405" draw:style="linear" draw:start-color="#0079af" draw:end-color="#00ebf8" draw:start-intensity="45%" draw:end-intensity="55%" draw:angle="0" draw:border="0%"/>
    <draw:gradient draw:name="a409" draw:style="linear" draw:start-color="#00adb6" draw:end-color="#009be5" draw:start-intensity="30%" draw:end-intensity="45%" draw:angle="0" draw:border="0%"/>
    <draw:gradient draw:name="a512" draw:style="linear" draw:start-color="#0079af" draw:end-color="#00ebf8" draw:start-intensity="45%" draw:end-intensity="55%" draw:angle="0" draw:border="0%"/>
    <draw:gradient draw:name="a516" draw:style="linear" draw:start-color="#00adb6" draw:end-color="#009be5" draw:start-intensity="30%" draw:end-intensity="45%" draw:angle="0" draw:border="0%"/>
    <draw:gradient draw:name="a577" draw:style="linear" draw:start-color="#0079af" draw:end-color="#00ebf8" draw:start-intensity="45%" draw:end-intensity="55%" draw:angle="0" draw:border="0%"/>
    <draw:gradient draw:name="a581" draw:style="linear" draw:start-color="#00adb6" draw:end-color="#009be5" draw:start-intensity="30%" draw:end-intensity="45%" draw:angle="0" draw:border="0%"/>
    <draw:gradient draw:name="a638" draw:style="linear" draw:start-color="#0079af" draw:end-color="#00ebf8" draw:start-intensity="45%" draw:end-intensity="55%" draw:angle="0" draw:border="0%"/>
    <draw:gradient draw:name="a642" draw:style="linear" draw:start-color="#00adb6" draw:end-color="#009be5" draw:start-intensity="30%" draw:end-intensity="45%" draw:angle="0" draw:border="0%"/>
    <draw:gradient draw:name="a754" draw:style="linear" draw:start-color="#0079af" draw:end-color="#00ebf8" draw:start-intensity="45%" draw:end-intensity="55%" draw:angle="0" draw:border="0%"/>
    <draw:gradient draw:name="a758" draw:style="linear" draw:start-color="#00adb6" draw:end-color="#009be5" draw:start-intensity="30%" draw:end-intensity="45%" draw:angle="0" draw:border="0%"/>
    <draw:gradient draw:name="a797" draw:style="linear" draw:start-color="#0079af" draw:end-color="#00ebf8" draw:start-intensity="45%" draw:end-intensity="55%" draw:angle="0" draw:border="0%"/>
    <draw:gradient draw:name="a8" draw:style="linear" draw:start-color="#00adb6" draw:end-color="#009be5" draw:start-intensity="30%" draw:end-intensity="45%" draw:angle="0" draw:border="0%"/>
    <draw:gradient draw:name="a801" draw:style="linear" draw:start-color="#00adb6" draw:end-color="#009be5" draw:start-intensity="30%" draw:end-intensity="45%" draw:angle="0" draw:border="0%"/>
    <draw:gradient draw:name="a82" draw:style="radial" draw:cx="10%" draw:cy="110%" draw:start-color="#459bca" draw:end-color="#43a4da" draw:start-intensity="100%" draw:end-intensity="100%" draw:border="0%"/>
    <draw:gradient draw:name="a86" draw:style="linear" draw:start-color="#0079af" draw:end-color="#00ebf8" draw:start-intensity="45%" draw:end-intensity="55%" draw:angle="0" draw:border="0%"/>
    <draw:gradient draw:name="a879" draw:style="linear" draw:start-color="#0079af" draw:end-color="#00ebf8" draw:start-intensity="45%" draw:end-intensity="55%" draw:angle="0" draw:border="0%"/>
    <draw:gradient draw:name="a883" draw:style="linear" draw:start-color="#00adb6" draw:end-color="#009be5" draw:start-intensity="30%" draw:end-intensity="45%" draw:angle="0" draw:border="0%"/>
    <draw:gradient draw:name="a90" draw:style="linear" draw:start-color="#00adb6" draw:end-color="#009be5" draw:start-intensity="30%" draw:end-intensity="45%" draw:angle="0" draw:border="0%"/>
    <draw:gradient draw:name="a957" draw:style="radial" draw:cx="10%" draw:cy="110%" draw:start-color="#459bca" draw:end-color="#43a4da" draw:start-intensity="100%" draw:end-intensity="100%" draw:border="0%"/>
    <draw:fill-image draw:name="a0" xlink:href="Pictures/100002010000000500000005C7836470.png" xlink:type="simple" xlink:show="embed" xlink:actuate="onLoad"/>
    <draw:fill-image draw:name="a1018" xlink:href="Pictures/100002010000000500000005C7836470.png" xlink:type="simple" xlink:show="embed" xlink:actuate="onLoad"/>
    <draw:fill-image draw:name="a1041" xlink:href="Pictures/100002010000000500000005C7836470.png" xlink:type="simple" xlink:show="embed" xlink:actuate="onLoad"/>
    <draw:fill-image draw:name="a1075" xlink:href="Pictures/100002010000000500000005C7836470.png" xlink:type="simple" xlink:show="embed" xlink:actuate="onLoad"/>
    <draw:fill-image draw:name="a1107" xlink:href="Pictures/100002010000000500000005C7836470.png" xlink:type="simple" xlink:show="embed" xlink:actuate="onLoad"/>
    <draw:fill-image draw:name="a1134" xlink:href="Pictures/100002010000000500000005C7836470.png" xlink:type="simple" xlink:show="embed" xlink:actuate="onLoad"/>
    <draw:fill-image draw:name="a1162" xlink:href="Pictures/100002010000000500000005C7836470.png" xlink:type="simple" xlink:show="embed" xlink:actuate="onLoad"/>
    <draw:fill-image draw:name="a1179" xlink:href="Pictures/100002010000000500000005C7836470.png" xlink:type="simple" xlink:show="embed" xlink:actuate="onLoad"/>
    <draw:fill-image draw:name="a1196" xlink:href="Pictures/100002010000000500000005C7836470.png" xlink:type="simple" xlink:show="embed" xlink:actuate="onLoad"/>
    <draw:fill-image draw:name="a1213" xlink:href="Pictures/100002010000000500000005C7836470.png" xlink:type="simple" xlink:show="embed" xlink:actuate="onLoad"/>
    <draw:fill-image draw:name="a1234" xlink:href="Pictures/100002010000000500000005C7836470.png" xlink:type="simple" xlink:show="embed" xlink:actuate="onLoad"/>
    <draw:fill-image draw:name="a1255" xlink:href="Pictures/100002010000000500000005C7836470.png" xlink:type="simple" xlink:show="embed" xlink:actuate="onLoad"/>
    <draw:fill-image draw:name="a1302" xlink:href="Pictures/100002010000000500000005C7836470.png" xlink:type="simple" xlink:show="embed" xlink:actuate="onLoad"/>
    <draw:fill-image draw:name="a1345" xlink:href="Pictures/100002010000000500000005C7836470.png" xlink:type="simple" xlink:show="embed" xlink:actuate="onLoad"/>
    <draw:fill-image draw:name="a1365" xlink:href="Pictures/100002010000000500000005C7836470.png" xlink:type="simple" xlink:show="embed" xlink:actuate="onLoad"/>
    <draw:fill-image draw:name="a1382" xlink:href="Pictures/100002010000000500000005C7836470.png" xlink:type="simple" xlink:show="embed" xlink:actuate="onLoad"/>
    <draw:fill-image draw:name="a151" xlink:href="Pictures/100002010000000500000005C7836470.png" xlink:type="simple" xlink:show="embed" xlink:actuate="onLoad"/>
    <draw:fill-image draw:name="a302" xlink:href="Pictures/100002010000000500000005C7836470.png" xlink:type="simple" xlink:show="embed" xlink:actuate="onLoad"/>
    <draw:fill-image draw:name="a401" xlink:href="Pictures/100002010000000500000005C7836470.png" xlink:type="simple" xlink:show="embed" xlink:actuate="onLoad"/>
    <draw:fill-image draw:name="a508" xlink:href="Pictures/100002010000000500000005C7836470.png" xlink:type="simple" xlink:show="embed" xlink:actuate="onLoad"/>
    <draw:fill-image draw:name="a573" xlink:href="Pictures/100002010000000500000005C7836470.png" xlink:type="simple" xlink:show="embed" xlink:actuate="onLoad"/>
    <draw:fill-image draw:name="a634" xlink:href="Pictures/100002010000000500000005C7836470.png" xlink:type="simple" xlink:show="embed" xlink:actuate="onLoad"/>
    <draw:fill-image draw:name="a720" xlink:href="Pictures/100002010000000500000005C7836470.png" xlink:type="simple" xlink:show="embed" xlink:actuate="onLoad"/>
    <draw:fill-image draw:name="a793" xlink:href="Pictures/100002010000000500000005C7836470.png" xlink:type="simple" xlink:show="embed" xlink:actuate="onLoad"/>
    <draw:fill-image draw:name="a875" xlink:href="Pictures/100002010000000500000005C7836470.png" xlink:type="simple" xlink:show="embed" xlink:actuate="onLoad"/>
    <draw:fill-image draw:name="a971" xlink:href="Pictures/100002010000000500000005C7836470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085091" draw:fill-color="#0f6fc6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luxo-background" style:family="presentation">
      <style:graphic-properties draw:stroke="none" draw:fill="solid" draw:fill-color="#ffffff" draw:fill-image-name="a0" draw:fill-image-width="0.115cm" draw:fill-image-height="0.115cm" style:repeat="repeat" draw:fill-image-ref-point="top-left"/>
      <style:text-properties style:letter-kerning="true"/>
    </style:style>
    <style:style style:name="Master1-Flux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lux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luxo-outline1" style:family="presentation">
      <style:graphic-properties draw:stroke="none" draw:fill="none" draw:auto-grow-height="false" draw:fit-to-size="shrink-to-fit">
        <text:list-style style:name="Master1-Flux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luxo-outline2" style:family="presentation" style:parent-style-name="Master1-Fluxo-outline1">
      <style:paragraph-properties fo:margin-top="0cm" fo:margin-bottom="0.4cm"/>
      <style:text-properties fo:font-size="28pt" style:font-size-asian="28pt" style:font-size-complex="28pt"/>
    </style:style>
    <style:style style:name="Master1-Fluxo-outline3" style:family="presentation" style:parent-style-name="Master1-Fluxo-outline2">
      <style:paragraph-properties fo:margin-top="0cm" fo:margin-bottom="0.3cm"/>
      <style:text-properties fo:font-size="24pt" style:font-size-asian="24pt" style:font-size-complex="24pt"/>
    </style:style>
    <style:style style:name="Master1-Fluxo-outline4" style:family="presentation" style:parent-style-name="Master1-Fluxo-outline3">
      <style:paragraph-properties fo:margin-top="0cm" fo:margin-bottom="0.2cm"/>
      <style:text-properties fo:font-size="20pt" style:font-size-asian="20pt" style:font-size-complex="20pt"/>
    </style:style>
    <style:style style:name="Master1-Fluxo-outline5" style:family="presentation" style:parent-style-name="Master1-Fluxo-outline4">
      <style:paragraph-properties fo:margin-top="0cm" fo:margin-bottom="0.1cm"/>
      <style:text-properties fo:font-size="20pt" style:font-size-asian="20pt" style:font-size-complex="20pt"/>
    </style:style>
    <style:style style:name="Master1-Fluxo-outline6" style:family="presentation" style:parent-style-name="Master1-Fluxo-outline5">
      <style:paragraph-properties fo:margin-top="0cm" fo:margin-bottom="0.1cm"/>
      <style:text-properties fo:font-size="20pt" style:font-size-asian="20pt" style:font-size-complex="20pt"/>
    </style:style>
    <style:style style:name="Master1-Fluxo-outline7" style:family="presentation" style:parent-style-name="Master1-Fluxo-outline6">
      <style:paragraph-properties fo:margin-top="0cm" fo:margin-bottom="0.1cm"/>
      <style:text-properties fo:font-size="20pt" style:font-size-asian="20pt" style:font-size-complex="20pt"/>
    </style:style>
    <style:style style:name="Master1-Fluxo-outline8" style:family="presentation" style:parent-style-name="Master1-Fluxo-outline7">
      <style:paragraph-properties fo:margin-top="0cm" fo:margin-bottom="0.1cm"/>
      <style:text-properties fo:font-size="20pt" style:font-size-asian="20pt" style:font-size-complex="20pt"/>
    </style:style>
    <style:style style:name="Master1-Fluxo-outline9" style:family="presentation" style:parent-style-name="Master1-Fluxo-outline8">
      <style:paragraph-properties fo:margin-top="0cm" fo:margin-bottom="0.1cm"/>
      <style:text-properties fo:font-size="20pt" style:font-size-asian="20pt" style:font-size-complex="20pt"/>
    </style:style>
    <style:style style:name="Master1-Fluxo-subtitle" style:family="presentation">
      <style:graphic-properties draw:stroke="none" draw:fill="none" draw:textarea-vertical-align="middle">
        <text:list-style style:name="Master1-Flux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luxo-title" style:family="presentation">
      <style:graphic-properties draw:stroke="none" draw:fill="none" draw:textarea-vertical-align="middle">
        <text:list-style style:name="Master1-Flux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fill-gradient-name="a82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fill-image-name="a151" draw:fill-image-width="0.115cm" draw:fill-image-height="0.115cm" style:repeat="repeat" draw:fill-image-ref-point="top-left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fill-gradient-name="a233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cm" fo:margin-bottom="0.4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cm" fo:margin-bottom="0.3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cm" fo:margin-bottom="0.2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cm" fo:margin-bottom="0.1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fill-image-name="a302" draw:fill-image-width="0.115cm" draw:fill-image-height="0.115cm" style:repeat="repeat" draw:fill-image-ref-point="top-left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cm" fo:margin-bottom="0.4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cm" fo:margin-bottom="0.3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cm" fo:margin-bottom="0.2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cm" fo:margin-bottom="0.1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fill-image-name="a401" draw:fill-image-width="0.115cm" draw:fill-image-height="0.115cm" style:repeat="repeat" draw:fill-image-ref-point="top-left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fill-image-name="a508" draw:fill-image-width="0.115cm" draw:fill-image-height="0.115cm" style:repeat="repeat" draw:fill-image-ref-point="top-left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fill-image-name="a573" draw:fill-image-width="0.115cm" draw:fill-image-height="0.115cm" style:repeat="repeat" draw:fill-image-ref-point="top-left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cm" fo:margin-bottom="0.4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cm" fo:margin-bottom="0.3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cm" fo:margin-bottom="0.2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cm" fo:margin-bottom="0.1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cm" fo:margin-bottom="0.1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fill-image-name="a634" draw:fill-image-width="0.115cm" draw:fill-image-height="0.115cm" style:repeat="repeat" draw:fill-image-ref-point="top-left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cm" fo:margin-bottom="0.4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cm" fo:margin-bottom="0.3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cm" fo:margin-bottom="0.2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cm" fo:margin-bottom="0.1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fill-image-name="a720" draw:fill-image-width="0.115cm" draw:fill-image-height="0.115cm" style:repeat="repeat" draw:fill-image-ref-point="top-left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cm" fo:margin-bottom="0.4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cm" fo:margin-bottom="0.3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cm" fo:margin-bottom="0.2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cm" fo:margin-bottom="0.1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fill-image-name="a793" draw:fill-image-width="0.115cm" draw:fill-image-height="0.115cm" style:repeat="repeat" draw:fill-image-ref-point="top-left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fill-image-name="a875" draw:fill-image-width="0.115cm" draw:fill-image-height="0.115cm" style:repeat="repeat" draw:fill-image-ref-point="top-left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draw:fill-image-width="0.115cm" draw:fill-image-height="0.115cm" style:repeat="repeat" draw:fill-image-ref-point="top-left"/>
    </style:style>
    <style:style style:name="Mdp2" style:family="drawing-page">
      <style:drawing-page-properties draw:background-size="border" draw:fill="solid" draw:fill-color="#ffffff" draw:fill-gradient-name="a82"/>
    </style:style>
    <style:style style:name="Mdp3" style:family="drawing-page">
      <style:drawing-page-properties draw:background-size="border" draw:fill="solid" draw:fill-color="#ffffff" draw:fill-image-name="a151" draw:fill-image-width="0.115cm" draw:fill-image-height="0.115cm" style:repeat="repeat" draw:fill-image-ref-point="top-left"/>
    </style:style>
    <style:style style:name="Mdp4" style:family="drawing-page">
      <style:drawing-page-properties draw:background-size="border" draw:fill="solid" draw:fill-color="#ffffff" draw:fill-gradient-name="a233"/>
    </style:style>
    <style:style style:name="Mdp5" style:family="drawing-page">
      <style:drawing-page-properties draw:background-size="border" draw:fill="solid" draw:fill-color="#ffffff" draw:fill-image-name="a302" draw:fill-image-width="0.115cm" draw:fill-image-height="0.115cm" style:repeat="repeat" draw:fill-image-ref-point="top-left"/>
    </style:style>
    <style:style style:name="Mdp6" style:family="drawing-page">
      <style:drawing-page-properties draw:background-size="border" draw:fill="solid" draw:fill-color="#ffffff" draw:fill-image-name="a401" draw:fill-image-width="0.115cm" draw:fill-image-height="0.115cm" style:repeat="repeat" draw:fill-image-ref-point="top-left"/>
    </style:style>
    <style:style style:name="Mdp7" style:family="drawing-page">
      <style:drawing-page-properties draw:background-size="border" draw:fill="solid" draw:fill-color="#ffffff" draw:fill-image-name="a508" draw:fill-image-width="0.115cm" draw:fill-image-height="0.115cm" style:repeat="repeat" draw:fill-image-ref-point="top-left"/>
    </style:style>
    <style:style style:name="Mdp8" style:family="drawing-page">
      <style:drawing-page-properties draw:background-size="border" draw:fill="solid" draw:fill-color="#ffffff" draw:fill-image-name="a573" draw:fill-image-width="0.115cm" draw:fill-image-height="0.115cm" style:repeat="repeat" draw:fill-image-ref-point="top-left"/>
    </style:style>
    <style:style style:name="Mdp9" style:family="drawing-page">
      <style:drawing-page-properties draw:background-size="border" draw:fill="solid" draw:fill-color="#ffffff" draw:fill-image-name="a634" draw:fill-image-width="0.115cm" draw:fill-image-height="0.115cm" style:repeat="repeat" draw:fill-image-ref-point="top-left"/>
    </style:style>
    <style:style style:name="Mdp10" style:family="drawing-page">
      <style:drawing-page-properties draw:background-size="border" draw:fill="solid" draw:fill-color="#ffffff" draw:fill-image-name="a720" draw:fill-image-width="0.115cm" draw:fill-image-height="0.115cm" style:repeat="repeat" draw:fill-image-ref-point="top-left"/>
    </style:style>
    <style:style style:name="Mdp11" style:family="drawing-page">
      <style:drawing-page-properties draw:background-size="border" draw:fill="solid" draw:fill-color="#ffffff" draw:fill-image-name="a793" draw:fill-image-width="0.115cm" draw:fill-image-height="0.115cm" style:repeat="repeat" draw:fill-image-ref-point="top-left"/>
    </style:style>
    <style:style style:name="Mdp12" style:family="drawing-page">
      <style:drawing-page-properties draw:background-size="border" draw:fill="solid" draw:fill-color="#ffffff" draw:fill-image-name="a875" draw:fill-image-width="0.115cm" draw:fill-image-height="0.115cm" style:repeat="repeat" draw:fill-image-ref-point="top-left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gradient-name="a4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gradient" draw:fill-gradient-name="a8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86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gradient" draw:fill-gradient-name="a90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gradient" draw:fill-gradient-name="a15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gradient" draw:fill-gradient-name="a15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gradient" draw:fill-gradient-name="a237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gradient" draw:fill-gradient-name="a241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gradient" draw:fill-gradient-name="a306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gradient" draw:fill-gradient-name="a310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gradient" draw:fill-gradient-name="a405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gradient" draw:fill-gradient-name="a40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draw:fill="gradient" draw:fill-gradient-name="a512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none" draw:fill="gradient" draw:fill-gradient-name="a516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gradient" draw:fill-gradient-name="a577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0" style:family="graphic" style:parent-style-name="standard">
      <style:graphic-properties draw:stroke="none" draw:fill="gradient" draw:fill-gradient-name="a581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1" style:family="graphic" style:parent-style-name="standard">
      <style:graphic-properties draw:stroke="none" draw:fill="gradient" draw:fill-gradient-name="a638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2" style:family="graphic" style:parent-style-name="standard">
      <style:graphic-properties draw:stroke="none" draw:fill="gradient" draw:fill-gradient-name="a642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3" style:family="graphic" style:parent-style-name="standard">
      <style:graphic-properties draw:stroke="solid" svg:stroke-width="0.009cm" svg:stroke-color="#c0c0c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-0.061cm" draw:shadow-offset-y="0.088cm" draw:shadow-color="#000000" draw:shadow-opacity="25%"/>
    </style:style>
    <style:style style:name="Mgr24" style:family="graphic" style:parent-style-name="standard">
      <style:graphic-properties draw:stroke="solid" svg:stroke-width="0.035cm" svg:stroke-color="#ffffff" svg:stroke-opacity="100%" draw:stroke-linejoin="bevel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-0.014cm" draw:shadow-offset-y="-0.01cm" draw:shadow-color="#000000" draw:shadow-opacity="47%"/>
    </style:style>
    <style:style style:name="Mgr25" style:family="graphic" style:parent-style-name="standard">
      <style:graphic-properties draw:stroke="none" draw:fill="gradient" draw:fill-gradient-name="a754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6" style:family="graphic" style:parent-style-name="standard">
      <style:graphic-properties draw:stroke="none" draw:fill="gradient" draw:fill-gradient-name="a758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7" style:family="graphic" style:parent-style-name="standard">
      <style:graphic-properties draw:stroke="none" draw:fill="gradient" draw:fill-gradient-name="a797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8" style:family="graphic" style:parent-style-name="standard">
      <style:graphic-properties draw:stroke="none" draw:fill="gradient" draw:fill-gradient-name="a801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9" style:family="graphic" style:parent-style-name="standard">
      <style:graphic-properties draw:stroke="none" draw:fill="gradient" draw:fill-gradient-name="a879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30" style:family="graphic" style:parent-style-name="standard">
      <style:graphic-properties draw:stroke="none" draw:fill="gradient" draw:fill-gradient-name="a883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lux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2" style:family="presentation" style:parent-style-name="Master1-Flux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lux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Flux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Flux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lux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1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051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middle" draw:auto-grow-height="false" draw:auto-grow-width="false" fo:padding-top="0cm" fo:padding-bottom="0cm" fo:padding-left="0.127cm" fo:padding-right="0.127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48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</style:style>
    <style:style style:name="Mpr49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127cm" fo:padding-right="0.127cm" fo:wrap-option="wrap"/>
    </style:style>
    <style:style style:name="Mpr55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178cm" fo:padding-right="0.127cm" fo:wrap-option="wrap"/>
    </style:style>
    <style:style style:name="Mpr56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m-com-Legenda-title">
      <style:graphic-properties draw:stroke="solid" svg:stroke-width="0.008cm" svg:stroke-color="#c0c0c0" svg:stroke-opacity="100%" draw:stroke-linejoin="round" draw:fill="solid" draw:fill-color="#dbf5f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Título-e-texto-verticais-title">
      <style:graphic-properties draw:stroke="none" draw:fill="none" draw:textarea-horizontal-align="right" draw:textarea-vertical-align="bottom" draw:auto-grow-height="false" draw:auto-grow-width="false" fo:padding-top="0.127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762cm" fo:margin-right="0cm" fo:margin-top="0.212cm" fo:margin-bottom="0cm" fo:line-height="100%" fo:text-align="start" fo:text-indent="-0.762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212cm" fo:margin-bottom="0cm" fo:line-height="100%" fo:text-align="start" fo:text-indent="-0.686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.176cm" fo:margin-bottom="0cm" fo:line-height="100%" fo:text-align="start" fo:text-indent="-0.686cm" style:punctuation-wrap="hanging" style:writing-mode="lr-tb">
        <style:tab-stops/>
      </style:paragraph-properties>
    </style:style>
    <style:style style:name="MP8" style:family="paragraph">
      <style:paragraph-properties fo:margin-left="3.302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9" style:family="paragraph">
      <style:paragraph-properties fo:margin-left="4.064cm" fo:margin-right="0cm" fo:margin-top="0.176cm" fo:margin-bottom="0cm" fo:line-height="100%" fo:text-align="start" fo:text-indent="-0.584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.127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762cm" fo:margin-right="0cm" fo:margin-top="0.176cm" fo:margin-bottom="0cm" fo:line-height="100%" fo:text-align="start" fo:text-indent="-0.762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762cm" fo:margin-right="0cm" fo:margin-top="0.247cm" fo:margin-bottom="0cm" fo:line-height="100%" fo:text-align="start" fo:text-indent="-0.762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088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T1" style:family="text">
      <style:text-properties fo:color="#04617b" style:text-line-through-style="none" style:text-position="0% 100%" fo:font-family="Calibri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onstantia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nstantia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nstantia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nstantia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45c75" style:text-line-through-style="none" style:text-position="0% 100%" fo:font-family="Constantia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4de1ea" style:text-line-through-style="none" style:text-position="0% 100%" fo:font-family="Calibri" fo:font-size="56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6pt" style:font-style-asian="normal" style:font-weight-asian="bold" style:font-size-complex="56pt" style:font-style-complex="normal" style:font-weight-complex="bold"/>
    </style:style>
    <style:style style:name="MT9" style:family="text">
      <style:text-properties fo:color="#ffffff" style:text-line-through-style="none" style:text-position="0% 100%" fo:font-family="Constantia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color="#d1eaee" style:text-line-through-style="none" style:text-position="0% 100%" fo:font-family="Constantia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4ce4ad" style:text-line-through-style="none" style:text-position="0% 100%" fo:font-family="Calibri" fo:font-size="56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6pt" style:font-style-asian="normal" style:font-weight-asian="bold" style:font-size-complex="56pt" style:font-style-complex="normal" style:font-weight-complex="bold"/>
    </style:style>
    <style:style style:name="MT12" style:family="text">
      <style:text-properties fo:color="#ffffff" style:text-line-through-style="none" style:text-position="0% 100%" fo:font-family="Constantia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onstantia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04617b" style:text-line-through-style="none" style:text-position="0% 100%" fo:font-family="Constantia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onstantia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Constantia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color="#04617b" style:text-line-through-style="none" style:text-position="0% 100%" fo:font-family="Calibri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Constantia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Constantia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0" style:family="text">
      <style:text-properties fo:color="#04617b" style:text-line-through-style="none" style:text-position="0% 100%" fo:font-family="Calibri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1" style:family="text">
      <style:text-properties fo:color="#000000" style:text-line-through-style="none" style:text-position="0% 100%" fo:font-family="Constantia" fo:font-size="1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Constantia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">
        <style:list-level-properties text:min-label-width="0.762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16cm" text:min-label-width="0.762cm"/>
        <style:text-properties fo:font-family="'Wingdings 2'" style:font-charset="x-symbol" fo:color="#0bd0d9" fo:font-size="95%"/>
      </text:list-level-style-bullet>
      <text:list-level-style-bullet text:level="3" text:bullet-char="">
        <style:list-level-properties text:space-before="1.778cm" text:min-label-width="0.762cm"/>
        <style:text-properties fo:font-family="'Wingdings 2'" style:font-charset="x-symbol" fo:color="#0bd0d9" fo:font-size="95%"/>
      </text:list-level-style-bullet>
      <text:list-level-style-bullet text:level="4" text:bullet-char="">
        <style:list-level-properties text:space-before="2.54cm" text:min-label-width="0.762cm"/>
        <style:text-properties fo:font-family="'Wingdings 2'" style:font-charset="x-symbol" fo:color="#0bd0d9" fo:font-size="95%"/>
      </text:list-level-style-bullet>
      <text:list-level-style-bullet text:level="5" text:bullet-char="">
        <style:list-level-properties text:space-before="3.302cm" text:min-label-width="0.762cm"/>
        <style:text-properties fo:font-family="'Wingdings 2'" style:font-charset="x-symbol" fo:color="#0bd0d9" fo:font-size="95%"/>
      </text:list-level-style-bullet>
      <text:list-level-style-bullet text:level="6" text:bullet-char="">
        <style:list-level-properties text:space-before="4.064cm" text:min-label-width="0.762cm"/>
        <style:text-properties fo:font-family="'Wingdings 2'" style:font-charset="x-symbol" fo:color="#0bd0d9" fo:font-size="95%"/>
      </text:list-level-style-bullet>
      <text:list-level-style-bullet text:level="7" text:bullet-char="">
        <style:list-level-properties text:space-before="4.572cm" text:min-label-width="0.762cm"/>
        <style:text-properties fo:font-family="'Wingdings 2'" style:font-charset="x-symbol" fo:color="#0bd0d9" fo:font-size="95%"/>
      </text:list-level-style-bullet>
      <text:list-level-style-bullet text:level="8" text:bullet-char="">
        <style:list-level-properties text:space-before="5.334cm" text:min-label-width="0.762cm"/>
        <style:text-properties fo:font-family="'Wingdings 2'" style:font-charset="x-symbol" fo:color="#0bd0d9" fo:font-size="95%"/>
      </text:list-level-style-bullet>
      <text:list-level-style-bullet text:level="9" text:bullet-char="">
        <style:list-level-properties text:space-before="6.096cm" text:min-label-width="0.762cm"/>
        <style:text-properties fo:font-family="'Wingdings 2'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76cm" text:min-label-width="0.686cm"/>
        <style:text-properties fo:font-family="'Wingdings 2'" style:font-charset="x-symbol" fo:color="#0f6fc6" fo:font-size="85%"/>
      </text:list-level-style-bullet>
      <text:list-level-style-bullet text:level="2" text:bullet-char="">
        <style:list-level-properties text:space-before="1.092cm" text:min-label-width="0.686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4cm" text:min-label-width="0.686cm"/>
        <style:text-properties fo:font-family="'Wingdings 2'" style:font-charset="x-symbol" fo:color="#0f6fc6" fo:font-size="85%"/>
      </text:list-level-style-bullet>
      <text:list-level-style-bullet text:level="4" text:bullet-char="">
        <style:list-level-properties text:space-before="2.616cm" text:min-label-width="0.686cm"/>
        <style:text-properties fo:font-family="'Wingdings 2'" style:font-charset="x-symbol" fo:color="#0f6fc6" fo:font-size="85%"/>
      </text:list-level-style-bullet>
      <text:list-level-style-bullet text:level="5" text:bullet-char="">
        <style:list-level-properties text:space-before="3.378cm" text:min-label-width="0.686cm"/>
        <style:text-properties fo:font-family="'Wingdings 2'" style:font-charset="x-symbol" fo:color="#0f6fc6" fo:font-size="85%"/>
      </text:list-level-style-bullet>
      <text:list-level-style-bullet text:level="6" text:bullet-char="">
        <style:list-level-properties text:space-before="4.14cm" text:min-label-width="0.686cm"/>
        <style:text-properties fo:font-family="'Wingdings 2'" style:font-charset="x-symbol" fo:color="#0f6fc6" fo:font-size="85%"/>
      </text:list-level-style-bullet>
      <text:list-level-style-bullet text:level="7" text:bullet-char="">
        <style:list-level-properties text:space-before="4.648cm" text:min-label-width="0.686cm"/>
        <style:text-properties fo:font-family="'Wingdings 2'" style:font-charset="x-symbol" fo:color="#0f6fc6" fo:font-size="85%"/>
      </text:list-level-style-bullet>
      <text:list-level-style-bullet text:level="8" text:bullet-char="">
        <style:list-level-properties text:space-before="5.41cm" text:min-label-width="0.686cm"/>
        <style:text-properties fo:font-family="'Wingdings 2'" style:font-charset="x-symbol" fo:color="#0f6fc6" fo:font-size="85%"/>
      </text:list-level-style-bullet>
      <text:list-level-style-bullet text:level="9" text:bullet-char="">
        <style:list-level-properties text:space-before="6.172cm" text:min-label-width="0.686cm"/>
        <style:text-properties fo:font-family="'Wingdings 2'" style:font-charset="x-symbol" fo:color="#0f6fc6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76cm" text:min-label-width="0.686cm"/>
        <style:text-properties fo:font-family="'Wingdings 2'" style:font-charset="x-symbol" fo:color="#009dd9" fo:font-size="70%"/>
      </text:list-level-style-bullet>
      <text:list-level-style-bullet text:level="2" text:bullet-char="">
        <style:list-level-properties text:space-before="1.092cm" text:min-label-width="0.686cm"/>
        <style:text-properties fo:font-family="'Wingdings 2'" style:font-charset="x-symbol" fo:color="#009dd9" fo:font-size="70%"/>
      </text:list-level-style-bullet>
      <text:list-level-style-bullet text:level="3" text:bullet-char="">
        <style:list-level-properties text:space-before="1.854cm" text:min-label-width="0.686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616cm" text:min-label-width="0.686cm"/>
        <style:text-properties fo:font-family="'Wingdings 2'" style:font-charset="x-symbol" fo:color="#009dd9" fo:font-size="70%"/>
      </text:list-level-style-bullet>
      <text:list-level-style-bullet text:level="5" text:bullet-char="">
        <style:list-level-properties text:space-before="3.378cm" text:min-label-width="0.686cm"/>
        <style:text-properties fo:font-family="'Wingdings 2'" style:font-charset="x-symbol" fo:color="#009dd9" fo:font-size="70%"/>
      </text:list-level-style-bullet>
      <text:list-level-style-bullet text:level="6" text:bullet-char="">
        <style:list-level-properties text:space-before="4.14cm" text:min-label-width="0.686cm"/>
        <style:text-properties fo:font-family="'Wingdings 2'" style:font-charset="x-symbol" fo:color="#009dd9" fo:font-size="70%"/>
      </text:list-level-style-bullet>
      <text:list-level-style-bullet text:level="7" text:bullet-char="">
        <style:list-level-properties text:space-before="4.648cm" text:min-label-width="0.686cm"/>
        <style:text-properties fo:font-family="'Wingdings 2'" style:font-charset="x-symbol" fo:color="#009dd9" fo:font-size="70%"/>
      </text:list-level-style-bullet>
      <text:list-level-style-bullet text:level="8" text:bullet-char="">
        <style:list-level-properties text:space-before="5.41cm" text:min-label-width="0.686cm"/>
        <style:text-properties fo:font-family="'Wingdings 2'" style:font-charset="x-symbol" fo:color="#009dd9" fo:font-size="70%"/>
      </text:list-level-style-bullet>
      <text:list-level-style-bullet text:level="9" text:bullet-char="">
        <style:list-level-properties text:space-before="6.172cm" text:min-label-width="0.686cm"/>
        <style:text-properties fo:font-family="'Wingdings 2'" style:font-charset="x-symbol" fo:color="#009dd9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178cm" text:min-label-width="0.584cm"/>
        <style:text-properties fo:font-family="'Wingdings 2'" style:font-charset="x-symbol" fo:color="#0bd0d9" fo:font-size="65%"/>
      </text:list-level-style-bullet>
      <text:list-level-style-bullet text:level="2" text:bullet-char="">
        <style:list-level-properties text:space-before="1.194cm" text:min-label-width="0.584cm"/>
        <style:text-properties fo:font-family="'Wingdings 2'" style:font-charset="x-symbol" fo:color="#0bd0d9" fo:font-size="65%"/>
      </text:list-level-style-bullet>
      <text:list-level-style-bullet text:level="3" text:bullet-char="">
        <style:list-level-properties text:space-before="1.956cm" text:min-label-width="0.584cm"/>
        <style:text-properties fo:font-family="'Wingdings 2'" style:font-charset="x-symbol" fo:color="#0bd0d9" fo:font-size="65%"/>
      </text:list-level-style-bullet>
      <text:list-level-style-bullet text:level="4" text:bullet-char="">
        <style:list-level-properties text:space-before="2.718cm" text:min-label-width="0.584cm"/>
        <style:text-properties fo:font-family="'Wingdings 2'" style:font-charset="x-symbol" fo:color="#0bd0d9" fo:font-size="65%"/>
      </text:list-level-style-bullet>
      <text:list-level-style-bullet text:level="5" text:bullet-char="">
        <style:list-level-properties text:space-before="3.48cm" text:min-label-width="0.584cm"/>
        <style:text-properties fo:font-family="'Wingdings 2'" style:font-charset="x-symbol" fo:color="#0bd0d9" fo:font-size="65%"/>
      </text:list-level-style-bullet>
      <text:list-level-style-bullet text:level="6" text:bullet-char="">
        <style:list-level-properties text:space-before="4.242cm" text:min-label-width="0.584cm"/>
        <style:text-properties fo:font-family="'Wingdings 2'" style:font-charset="x-symbol" fo:color="#0bd0d9" fo:font-size="65%"/>
      </text:list-level-style-bullet>
      <text:list-level-style-bullet text:level="7" text:bullet-char="">
        <style:list-level-properties text:space-before="4.75cm" text:min-label-width="0.584cm"/>
        <style:text-properties fo:font-family="'Wingdings 2'" style:font-charset="x-symbol" fo:color="#0bd0d9" fo:font-size="65%"/>
      </text:list-level-style-bullet>
      <text:list-level-style-bullet text:level="8" text:bullet-char="">
        <style:list-level-properties text:space-before="5.512cm" text:min-label-width="0.584cm"/>
        <style:text-properties fo:font-family="'Wingdings 2'" style:font-charset="x-symbol" fo:color="#0bd0d9" fo:font-size="65%"/>
      </text:list-level-style-bullet>
      <text:list-level-style-bullet text:level="9" text:bullet-char="">
        <style:list-level-properties text:space-before="6.274cm" text:min-label-width="0.584cm"/>
        <style:text-properties fo:font-family="'Wingdings 2'" style:font-charset="x-symbol" fo:color="#0bd0d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178cm" text:min-label-width="0.584cm"/>
        <style:text-properties fo:font-family="'Wingdings 2'" style:font-charset="x-symbol" fo:color="#10cf9b" fo:font-size="65%"/>
      </text:list-level-style-bullet>
      <text:list-level-style-bullet text:level="2" text:bullet-char="">
        <style:list-level-properties text:space-before="1.194cm" text:min-label-width="0.584cm"/>
        <style:text-properties fo:font-family="'Wingdings 2'" style:font-charset="x-symbol" fo:color="#10cf9b" fo:font-size="65%"/>
      </text:list-level-style-bullet>
      <text:list-level-style-bullet text:level="3" text:bullet-char="">
        <style:list-level-properties text:space-before="1.956cm" text:min-label-width="0.584cm"/>
        <style:text-properties fo:font-family="'Wingdings 2'" style:font-charset="x-symbol" fo:color="#10cf9b" fo:font-size="65%"/>
      </text:list-level-style-bullet>
      <text:list-level-style-bullet text:level="4" text:bullet-char="">
        <style:list-level-properties text:space-before="2.718cm" text:min-label-width="0.584cm"/>
        <style:text-properties fo:font-family="'Wingdings 2'" style:font-charset="x-symbol" fo:color="#10cf9b" fo:font-size="65%"/>
      </text:list-level-style-bullet>
      <text:list-level-style-bullet text:level="5" text:bullet-char="">
        <style:list-level-properties text:space-before="3.48cm" text:min-label-width="0.584cm"/>
        <style:text-properties fo:font-family="'Wingdings 2'" style:font-charset="x-symbol" fo:color="#10cf9b" fo:font-size="65%"/>
      </text:list-level-style-bullet>
      <text:list-level-style-bullet text:level="6" text:bullet-char="">
        <style:list-level-properties text:space-before="4.242cm" text:min-label-width="0.584cm"/>
        <style:text-properties fo:font-family="'Wingdings 2'" style:font-charset="x-symbol" fo:color="#10cf9b" fo:font-size="65%"/>
      </text:list-level-style-bullet>
      <text:list-level-style-bullet text:level="7" text:bullet-char="">
        <style:list-level-properties text:space-before="4.75cm" text:min-label-width="0.584cm"/>
        <style:text-properties fo:font-family="'Wingdings 2'" style:font-charset="x-symbol" fo:color="#10cf9b" fo:font-size="65%"/>
      </text:list-level-style-bullet>
      <text:list-level-style-bullet text:level="8" text:bullet-char="">
        <style:list-level-properties text:space-before="5.512cm" text:min-label-width="0.584cm"/>
        <style:text-properties fo:font-family="'Wingdings 2'" style:font-charset="x-symbol" fo:color="#10cf9b" fo:font-size="65%"/>
      </text:list-level-style-bullet>
      <text:list-level-style-bullet text:level="9" text:bullet-char="">
        <style:list-level-properties text:space-before="6.274cm" text:min-label-width="0.584cm"/>
        <style:text-properties fo:font-family="'Wingdings 2'" style:font-charset="x-symbol" fo:color="#10cf9b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302cm"/>
        <style:text-properties style:use-window-font-color="true" fo:font-size="45%"/>
      </text:list-level-style-number>
      <text:list-level-style-number text:level="5" style:num-format="">
        <style:list-level-properties text:space-before="4.064cm"/>
        <style:text-properties style:use-window-font-color="true" fo:font-size="45%"/>
      </text:list-level-style-number>
      <text:list-level-style-number text:level="6" style:num-format="">
        <style:list-level-properties text:space-before="4.826cm"/>
        <style:text-properties style:use-window-font-color="true" fo:font-size="45%"/>
      </text:list-level-style-number>
      <text:list-level-style-number text:level="7" style:num-format="">
        <style:list-level-properties text:space-before="5.334cm"/>
        <style:text-properties style:use-window-font-color="true" fo:font-size="45%"/>
      </text:list-level-style-number>
      <text:list-level-style-number text:level="8" style:num-format="">
        <style:list-level-properties text:space-before="6.096cm"/>
        <style:text-properties style:use-window-font-color="true" fo:font-size="45%"/>
      </text:list-level-style-number>
      <text:list-level-style-number text:level="9" style:num-format="">
        <style:list-level-properties text:space-before="6.85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Master1-Fluxo" style:page-layout-name="PM1" draw:style-name="Mdp1">
      <draw:custom-shape draw:name="Forma livre 6" draw:style-name="Mgr3" draw:text-style-name="MP3" draw:layer="backgroundobjects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4" draw:text-style-name="MP3" draw:layer="backgroundobjects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name="Espaço Reservado para Título 8" presentation:style-name="Mpr1" draw:text-style-name="MP3" draw:layer="backgroundobjects" svg:width="22.86cm" svg:height="3.175cm" svg:x="1.27cm" svg:y="1.956cm" presentation:class="title">
        <draw:text-box>
          <text:p text:style-name="MP4"><text:span text:style-name="MT1">Clique para editar o estilo do título mestre</text:span></text:p>
        </draw:text-box>
      </draw:frame>
      <draw:frame draw:name="Espaço Reservado para Texto 29" presentation:style-name="Mpr2" draw:text-style-name="MP3" draw:layer="backgroundobjects" svg:width="22.86cm" svg:height="12.192cm" svg:x="1.27cm" svg:y="5.376cm" presentation:class="outline">
        <draw:text-box>
          <text:list text:style-name="ML3">
            <text:list-item>
              <text:p text:style-name="MP5"><text:span text:style-name="MT2">Clique para editar os estilos do texto mestr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gundo ní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erceiro ní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9" presentation:style-name="Mpr3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21" presentation:style-name="Mpr3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3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draw:g draw:name="Grupo 1">
        <draw:custom-shape draw:name="Forma livre 11" draw:style-name="Mgr5" draw:text-style-name="MP3" draw:layer="layout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2" draw:style-name="Mgr6" draw:text-style-name="MP3" draw:layer="layout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presentation:notes style:page-layout-name="PM2">
        <draw:frame draw:name="Espaço Reservado para Cabeçalho 1" presentation:style-name="Mpr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Fluxo-title" draw:layer="backgroundobjects" svg:width="12.7cm" svg:height="9.525cm" svg:x="3.175cm" svg:y="1.905cm" presentation:class="page"/>
        <draw:frame draw:name="Espaço Reservado para Anotações 4" presentation:style-name="Mpr5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2">
      <draw:custom-shape draw:name="Forma livre 6" draw:style-name="Mgr7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8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9">
        <draw:custom-shape draw:name="Forma livre 10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1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8" presentation:style-name="Mpr7" draw:text-style-name="MP3" draw:layer="backgroundobjects" svg:width="21.81cm" svg:height="5.08cm" svg:x="1.482cm" svg:y="3.81cm" presentation:class="title">
        <draw:text-box>
          <text:p text:style-name="MP10"><text:span text:style-name="MT8">Clique para editar o estilo do título mestre</text:span></text:p>
        </draw:text-box>
      </draw:frame>
      <draw:frame draw:name="Subtítulo 16" presentation:style-name="Mpr8" draw:text-style-name="MP3" draw:layer="backgroundobjects" svg:width="21.819cm" svg:height="4.868cm" svg:x="1.482cm" svg:y="8.968cm" presentation:class="subtitle">
        <draw:text-box>
          <text:p text:style-name="MP15"><text:span text:style-name="MT9">Clique para editar o estilo do subtítulo mestre</text:span></text:p>
        </draw:text-box>
      </draw:frame>
      <draw:frame draw:name="Espaço Reservado para Data 29" presentation:style-name="Mpr9" draw:text-style-name="MP3" draw:layer="backgroundobjects" svg:width="5.927cm" svg:height="1.014cm" svg:x="1.27cm" svg:y="17.657cm" presentation:class="date-time">
        <draw:text-box>
          <text:p text:style-name="MP4"><text:span text:style-name="MT10"><text:date style:data-style-name="D1" text:date-value="2014-02-03">03/02/14</text:date></text:span></text:p>
        </draw:text-box>
      </draw:frame>
      <draw:frame draw:name="Espaço Reservado para Rodapé 18" presentation:style-name="Mpr9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26" presentation:style-name="Mpr9" draw:text-style-name="MP3" draw:layer="backgroundobjects" svg:width="2.117cm" svg:height="1.014cm" svg:x="22.013cm" svg:y="17.657cm" presentation:class="page-number">
        <draw:text-box>
          <text:p text:style-name="MP10"><text:span text:style-name="MT10"><text:page-number>&lt;número&gt;</text:page-number></text:span></text:p>
        </draw:text-box>
      </draw:frame>
      <draw:frame presentation:style-name="Master1-Layout1-title-Slide-de-título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frame draw:name="Espaço Reservado para Cabeçalho 1" presentation:style-name="Mpr1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11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3">
      <draw:custom-shape draw:name="Forma livre 6" draw:style-name="Mgr9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10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8">
        <draw:custom-shape draw:name="Forma livre 9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0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13" draw:text-style-name="MP3" draw:layer="backgroundobjects" svg:width="22.86cm" svg:height="3.175cm" svg:x="1.27cm" svg:y="1.956cm" presentation:class="title">
        <draw:text-box>
          <text:p text:style-name="MP4"><text:span text:style-name="MT1">Clique para editar o estilo do título mestre</text:span></text:p>
        </draw:text-box>
      </draw:frame>
      <draw:frame draw:name="Espaço Reservado para Conteúdo 2" presentation:style-name="Mpr14" draw:text-style-name="MP3" draw:layer="backgroundobjects" svg:width="22.86cm" svg:height="12.192cm" svg:x="1.27cm" svg:y="5.376cm" presentation:class="title">
        <draw:text-box>
          <text:list text:style-name="ML3">
            <text:list-item>
              <text:p text:style-name="MP5"><text:span text:style-name="MT2">Clique para editar os estilos d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Data 3" presentation:style-name="Mpr15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4" presentation:style-name="Mpr15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draw:frame presentation:style-name="Master1-Layout2-obj-Título-e-conteúdo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frame draw:name="Espaço Reservado para Cabeçalho 1" presentation:style-name="Mpr1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2-obj-Título-e-conteúdo-title" draw:layer="backgroundobjects" svg:width="12.7cm" svg:height="9.525cm" svg:x="3.175cm" svg:y="1.905cm" presentation:class="page"/>
        <draw:frame draw:name="Espaço Reservado para Anotações 4" presentation:style-name="Mpr17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8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4">
      <draw:custom-shape draw:name="Forma livre 6" draw:style-name="Mgr11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12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8">
        <draw:custom-shape draw:name="Forma livre 9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0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19" draw:text-style-name="MP3" draw:layer="backgroundobjects" svg:width="21.59cm" svg:height="3.785cm" svg:x="1.473cm" svg:y="3.658cm" presentation:class="title">
        <draw:text-box>
          <text:p text:style-name="MP4"><text:span text:style-name="MT11">Clique para editar o estilo do título mestre</text:span></text:p>
        </draw:text-box>
      </draw:frame>
      <draw:frame draw:name="Espaço Reservado para Texto 2" presentation:style-name="Mpr20" draw:text-style-name="MP3" draw:layer="backgroundobjects" svg:width="21.59cm" svg:height="4.194cm" svg:x="1.473cm" svg:y="7.513cm" presentation:class="outline">
        <draw:text-box>
          <text:list text:style-name="ML11">
            <text:list-item>
              <text:p text:style-name="MP16"><text:span text:style-name="MT12">Clique para editar os estilos do texto mestre</text:span></text:p>
            </text:list-item>
          </text:list>
        </draw:text-box>
      </draw:frame>
      <draw:frame draw:name="Espaço Reservado para Data 3" presentation:style-name="Mpr21" draw:text-style-name="MP3" draw:layer="backgroundobjects" svg:width="5.927cm" svg:height="1.014cm" svg:x="1.27cm" svg:y="17.657cm" presentation:class="date-time">
        <draw:text-box>
          <text:p text:style-name="MP4"><text:span text:style-name="MT10"><text:date style:data-style-name="D1" text:date-value="2014-02-03">03/02/14</text:date></text:span></text:p>
        </draw:text-box>
      </draw:frame>
      <draw:frame draw:name="Espaço Reservado para Rodapé 4" presentation:style-name="Mpr21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5" presentation:style-name="Mpr21" draw:text-style-name="MP3" draw:layer="backgroundobjects" svg:width="2.117cm" svg:height="1.014cm" svg:x="22.013cm" svg:y="17.657cm" presentation:class="page-number">
        <draw:text-box>
          <text:p text:style-name="MP10"><text:span text:style-name="MT10"><text:page-number>&lt;número&gt;</text:page-number></text:span></text:p>
        </draw:text-box>
      </draw:frame>
      <presentation:notes style:page-layout-name="PM2">
        <draw:frame draw:name="Espaço Reservado para Cabeçalho 1" presentation:style-name="Mpr2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2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3-secHead-Cabeçalho-da-Seção-title" draw:layer="backgroundobjects" svg:width="12.7cm" svg:height="9.525cm" svg:x="3.175cm" svg:y="1.905cm" presentation:class="page"/>
        <draw:frame draw:name="Espaço Reservado para Anotações 4" presentation:style-name="Mpr23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4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4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5">
      <draw:custom-shape draw:name="Forma livre 7" draw:style-name="Mgr13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8" draw:style-name="Mgr14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9">
        <draw:custom-shape draw:name="Forma livre 10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1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25" draw:text-style-name="MP3" draw:layer="backgroundobjects" svg:width="22.86cm" svg:height="3.175cm" svg:x="1.27cm" svg:y="1.956cm" presentation:class="title">
        <draw:text-box>
          <text:p text:style-name="MP4"><text:span text:style-name="MT1">Clique para editar o estilo do título mestre</text:span></text:p>
        </draw:text-box>
      </draw:frame>
      <draw:frame draw:name="Espaço Reservado para Conteúdo 2" presentation:style-name="Mpr26" draw:text-style-name="MP3" draw:layer="backgroundobjects" svg:width="11.218cm" svg:height="12.319cm" svg:x="1.27cm" svg:y="5.334cm" presentation:class="title">
        <draw:text-box>
          <text:list text:style-name="ML3">
            <text:list-item>
              <text:p text:style-name="MP5"><text:span text:style-name="MT2">Clique para editar os estilos do texto mestre</text:span><text:span text:style-name="MT2"><text:line-break/></text:span><text:span text:style-name="MT3">Segundo nível</text:span><text:span text:style-name="MT3"><text:line-break/></text:span><text:span text:style-name="MT5">Terceiro nível</text:span><text:span text:style-name="MT5"><text:line-break/></text:span><text:span text:style-name="MT13">Quarto nível</text:span><text:span text:style-name="MT13"><text:line-break/></text:span><text:span text:style-name="MT13">Quinto nível</text:span></text:p>
            </text:list-item>
          </text:list>
        </draw:text-box>
      </draw:frame>
      <draw:frame draw:name="Espaço Reservado para Conteúdo 3" presentation:style-name="Mpr26" draw:text-style-name="MP3" draw:layer="backgroundobjects" svg:width="11.218cm" svg:height="12.319cm" svg:x="12.912cm" svg:y="5.334cm" presentation:class="title">
        <draw:text-box>
          <text:list text:style-name="ML3">
            <text:list-item>
              <text:p text:style-name="MP5"><text:span text:style-name="MT2">Clique para editar os estilos do texto mestre</text:span><text:span text:style-name="MT2"><text:line-break/></text:span><text:span text:style-name="MT3">Segundo nível</text:span><text:span text:style-name="MT3"><text:line-break/></text:span><text:span text:style-name="MT5">Terceiro nível</text:span><text:span text:style-name="MT5"><text:line-break/></text:span><text:span text:style-name="MT13">Quarto nível</text:span><text:span text:style-name="MT13"><text:line-break/></text:span><text:span text:style-name="MT13">Quinto nível</text:span></text:p>
            </text:list-item>
          </text:list>
        </draw:text-box>
      </draw:frame>
      <draw:frame draw:name="Espaço Reservado para Data 4" presentation:style-name="Mpr27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5" presentation:style-name="Mpr27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6" presentation:style-name="Mpr27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presentation:notes style:page-layout-name="PM2">
        <draw:frame draw:name="Espaço Reservado para Cabeçalho 1" presentation:style-name="Mpr2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8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4-twoObj-Duas-Partes-de-Conteúdo-title" draw:layer="backgroundobjects" svg:width="12.7cm" svg:height="9.525cm" svg:x="3.175cm" svg:y="1.905cm" presentation:class="page"/>
        <draw:frame draw:name="Espaço Reservado para Anotações 4" presentation:style-name="Mpr29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0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6">
      <draw:custom-shape draw:name="Forma livre 9" draw:style-name="Mgr15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10" draw:style-name="Mgr16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11">
        <draw:custom-shape draw:name="Forma livre 12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3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31" draw:text-style-name="MP3" draw:layer="backgroundobjects" svg:width="22.86cm" svg:height="3.175cm" svg:x="1.27cm" svg:y="1.956cm" presentation:class="title">
        <draw:text-box>
          <text:p text:style-name="MP4"><text:span text:style-name="MT1">Clique para editar o estilo do título mestre</text:span></text:p>
        </draw:text-box>
      </draw:frame>
      <draw:frame draw:name="Espaço Reservado para Texto 2" presentation:style-name="Mpr32" draw:text-style-name="MP3" draw:layer="backgroundobjects" svg:width="11.223cm" svg:height="1.832cm" svg:x="1.27cm" svg:y="5.153cm" presentation:class="outline">
        <draw:text-box>
          <text:list text:style-name="ML11">
            <text:list-item>
              <text:p text:style-name="MP17"><text:span text:style-name="MT14">Clique para editar os estilos do texto mestre</text:span></text:p>
            </text:list-item>
          </text:list>
        </draw:text-box>
      </draw:frame>
      <draw:frame draw:name="Espaço Reservado para Texto 3" presentation:style-name="Mpr32" draw:text-style-name="MP3" draw:layer="backgroundobjects" svg:width="11.227cm" svg:height="1.819cm" svg:x="12.903cm" svg:y="5.166cm" presentation:class="outline">
        <draw:text-box>
          <text:list text:style-name="ML11">
            <text:list-item>
              <text:p text:style-name="MP17"><text:span text:style-name="MT14">Clique para editar os estilos do texto mestre</text:span></text:p>
            </text:list-item>
          </text:list>
        </draw:text-box>
      </draw:frame>
      <draw:frame draw:name="Espaço Reservado para Conteúdo 4" presentation:style-name="Mpr33" draw:text-style-name="MP3" draw:layer="backgroundobjects" svg:width="11.223cm" svg:height="10.683cm" svg:x="1.27cm" svg:y="6.985cm" presentation:class="title">
        <draw:text-box>
          <text:list text:style-name="ML3">
            <text:list-item>
              <text:p text:style-name="MP18"><text:span text:style-name="MT15">Clique para editar os estilos do texto mestre</text:span><text:span text:style-name="MT15"><text:line-break/></text:span><text:span text:style-name="MT5">Segundo nível</text:span><text:span text:style-name="MT5"><text:line-break/></text:span><text:span text:style-name="MT13">Terceiro nível</text:span><text:span text:style-name="MT13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Conteúdo 5" presentation:style-name="Mpr33" draw:text-style-name="MP3" draw:layer="backgroundobjects" svg:width="11.227cm" svg:height="10.683cm" svg:x="12.903cm" svg:y="6.985cm" presentation:class="title">
        <draw:text-box>
          <text:list text:style-name="ML3">
            <text:list-item>
              <text:p text:style-name="MP18"><text:span text:style-name="MT15">Clique para editar os estilos do texto mestre</text:span><text:span text:style-name="MT15"><text:line-break/></text:span><text:span text:style-name="MT5">Segundo nível</text:span><text:span text:style-name="MT5"><text:line-break/></text:span><text:span text:style-name="MT13">Terceiro nível</text:span><text:span text:style-name="MT13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Data 6" presentation:style-name="Mpr34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7" presentation:style-name="Mpr34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8" presentation:style-name="Mpr34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presentation:notes style:page-layout-name="PM2">
        <draw:frame draw:name="Espaço Reservado para Cabeçalho 1" presentation:style-name="Mpr35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5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5-twoTxTwoObj-Comparação-title" draw:layer="backgroundobjects" svg:width="12.7cm" svg:height="9.525cm" svg:x="3.175cm" svg:y="1.905cm" presentation:class="page"/>
        <draw:frame draw:name="Espaço Reservado para Anotações 4" presentation:style-name="Mpr36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7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7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7">
      <draw:custom-shape draw:name="Forma livre 5" draw:style-name="Mgr17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6" draw:style-name="Mgr18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7">
        <draw:custom-shape draw:name="Forma livre 8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9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38" draw:text-style-name="MP3" draw:layer="backgroundobjects" svg:width="23.072cm" svg:height="3.175cm" svg:x="1.27cm" svg:y="1.956cm" presentation:class="title">
        <draw:text-box>
          <text:p text:style-name="MP4"><text:span text:style-name="MT1">Clique para editar o estilo do título mestre</text:span></text:p>
        </draw:text-box>
      </draw:frame>
      <draw:frame draw:name="Espaço Reservado para Data 2" presentation:style-name="Mpr39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3" presentation:style-name="Mpr39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4" presentation:style-name="Mpr39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presentation:notes style:page-layout-name="PM2">
        <draw:frame draw:name="Espaço Reservado para Cabeçalho 1" presentation:style-name="Mpr4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0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6-titleOnly-Somente-título-title" draw:layer="backgroundobjects" svg:width="12.7cm" svg:height="9.525cm" svg:x="3.175cm" svg:y="1.905cm" presentation:class="page"/>
        <draw:frame draw:name="Espaço Reservado para Anotações 4" presentation:style-name="Mpr41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2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2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8">
      <draw:custom-shape draw:name="Forma livre 4" draw:style-name="Mgr19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5" draw:style-name="Mgr20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6">
        <draw:custom-shape draw:name="Forma livre 7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8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Espaço Reservado para Data 1" presentation:style-name="Mpr43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2" presentation:style-name="Mpr43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3" presentation:style-name="Mpr43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presentation:notes style:page-layout-name="PM2">
        <draw:frame draw:name="Espaço Reservado para Cabeçalho 1" presentation:style-name="Mpr4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7-blank-Em-branco-title" draw:layer="backgroundobjects" svg:width="12.7cm" svg:height="9.525cm" svg:x="3.175cm" svg:y="1.905cm" presentation:class="page"/>
        <draw:frame draw:name="Espaço Reservado para Anotações 4" presentation:style-name="Mpr45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9">
      <draw:custom-shape draw:name="Forma livre 7" draw:style-name="Mgr21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8" draw:style-name="Mgr22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9">
        <draw:custom-shape draw:name="Forma livre 10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1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47" draw:text-style-name="MP3" draw:layer="backgroundobjects" svg:width="7.62cm" svg:height="3.228cm" svg:x="1.905cm" svg:y="1.429cm" presentation:class="title">
        <draw:text-box>
          <text:p text:style-name="MP4"><text:span text:style-name="MT17">Clique para editar o estilo do título mestre</text:span></text:p>
        </draw:text-box>
      </draw:frame>
      <draw:frame draw:name="Espaço Reservado para Texto 2" presentation:style-name="Mpr48" draw:text-style-name="MP3" draw:layer="backgroundobjects" svg:width="7.62cm" svg:height="12.7cm" svg:x="1.905cm" svg:y="4.657cm" presentation:class="outline">
        <draw:text-box>
          <text:list text:style-name="ML11">
            <text:list-item>
              <text:p text:style-name="MP19"><text:span text:style-name="MT18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3" draw:layer="backgroundobjects" svg:width="14.199cm" svg:height="12.7cm" svg:x="9.931cm" svg:y="4.657cm" presentation:class="title">
        <draw:text-box>
          <text:list text:style-name="ML3">
            <text:list-item>
              <text:p text:style-name="MP20"><text:span text:style-name="MT19">Clique para editar os estilos do texto mestre</text:span><text:span text:style-name="MT19"><text:line-break/></text:span><text:span text:style-name="MT2">Segundo nível</text:span><text:span text:style-name="MT2"><text:line-break/></text:span><text:span text:style-name="MT3">Terceiro nível</text:span><text:span text:style-name="MT3"><text:line-break/></text:span><text:span text:style-name="MT5">Quarto nível</text:span><text:span text:style-name="MT5"><text:line-break/></text:span><text:span text:style-name="MT13">Quinto nível</text:span></text:p>
            </text:list-item>
          </text:list>
        </draw:text-box>
      </draw:frame>
      <draw:frame draw:name="Espaço Reservado para Data 4" presentation:style-name="Mpr50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5" presentation:style-name="Mpr50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6" presentation:style-name="Mpr50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presentation:notes style:page-layout-name="PM2">
        <draw:frame draw:name="Espaço Reservado para Cabeçalho 1" presentation:style-name="Mpr51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1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8-objTx-Conteúdo-com-Legenda-title" draw:layer="backgroundobjects" svg:width="12.7cm" svg:height="9.525cm" svg:x="3.175cm" svg:y="1.905cm" presentation:class="page"/>
        <draw:frame draw:name="Espaço Reservado para Anotações 4" presentation:style-name="Mpr52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3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3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0">
      <draw:custom-shape draw:name="Retângulo com Único Canto Aparado e Arredondado 8" draw:style-name="Mgr23" draw:text-style-name="MP3" draw:layer="backgroundobjects" svg:width="14.605cm" svg:height="11.43cm" draw:transform="skewX (-2.23123133448628E-017) rotate (0.122173047639603) translate (8.152cm 4.009cm)">
        <text:p/>
        <draw:enhanced-geometry svg:viewBox="0 0 21600 21600" draw:mirror-vertical="true" draw:path-stretchpoint-x="21600" draw:path-stretchpoint-y="21600" draw:text-areas="?f15 ?f15 ?f16 ?f5" draw:type="non-primitive" draw:modifiers="0 3646" draw:enhanced-path="M ?f12 ?f4 L ?f14 ?f4 ?f3 ?f13 ?f3 ?f5 ?f2 ?f5 ?f2 ?f12 A ?f56 ?f57 ?f58 ?f59 ?f2 ?f12 ?f53 ?f55 W ?f60 ?f61 ?f62 ?f63 ?f2 ?f12 ?f53 ?f55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draw:name="Triângulo retângulo 11" draw:style-name="Mgr24" draw:text-style-name="MP3" draw:layer="backgroundobjects" svg:width="0.432cm" svg:height="0.432cm" draw:transform="rotate (0.122173047639603) translate (22.209cm 14.916cm)">
        <text:p/>
        <draw:enhanced-geometry svg:viewBox="0 0 21600 21600" draw:mirror-vertical="true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name="Título 1" presentation:style-name="Mpr54" draw:text-style-name="MP3" draw:layer="backgroundobjects" svg:width="6.147cm" svg:height="4.396cm" svg:x="1.693cm" svg:y="3.269cm" presentation:class="title">
        <draw:text-box>
          <text:p text:style-name="MP4"><text:span text:style-name="MT20">Clique para editar o estilo do título mestre</text:span></text:p>
        </draw:text-box>
      </draw:frame>
      <draw:frame draw:name="Espaço Reservado para Texto 3" presentation:style-name="Mpr55" draw:text-style-name="MP3" draw:layer="backgroundobjects" svg:width="6.138cm" svg:height="6.054cm" svg:x="1.693cm" svg:y="7.858cm" presentation:class="outline">
        <draw:text-box>
          <text:list text:style-name="ML11">
            <text:list-item>
              <text:p text:style-name="MP21"><text:span text:style-name="MT21">Clique para editar os estilos do texto mestre</text:span></text:p>
            </text:list-item>
          </text:list>
        </draw:text-box>
      </draw:frame>
      <draw:frame draw:name="Espaço Reservado para Data 4" presentation:style-name="Mpr56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5" presentation:style-name="Mpr56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6" presentation:style-name="Mpr56" draw:text-style-name="MP3" draw:layer="backgroundobjects" svg:width="1.693cm" svg:height="1.014cm" svg:x="22.437cm" svg:y="17.657cm" presentation:class="page-number">
        <draw:text-box>
          <text:p text:style-name="MP10"><text:span text:style-name="MT6"><text:page-number>&lt;número&gt;</text:page-number></text:span></text:p>
        </draw:text-box>
      </draw:frame>
      <draw:frame draw:name="Espaço Reservado para Imagem 2" presentation:style-name="Mpr57" draw:text-style-name="MP3" draw:layer="backgroundobjects" svg:width="12.827cm" svg:height="10.922cm" draw:transform="rotate (-0.122173047639603) translate (10.396cm 2.591cm)" presentation:class="title">
        <draw:text-box>
          <text:p text:style-name="MP22"><text:span text:style-name="MT22">Clique no ícone para adicionar uma imagem</text:span></text:p>
        </draw:text-box>
      </draw:frame>
      <draw:custom-shape draw:name="Forma livre 9" draw:style-name="Mgr25" draw:text-style-name="MP3" draw:layer="backgroundobjects" svg:width="25.453cm" svg:height="2.893cm" svg:x="-0.026cm" svg:y="16.155cm">
        <text:p/>
        <draw:enhanced-geometry svg:viewBox="0 0 5772 656" draw:mirror-vertical="true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10" draw:style-name="Mgr26" draw:text-style-name="MP3" draw:layer="backgroundobjects" svg:width="13.229cm" svg:height="1.773cm" svg:x="12.171cm" svg:y="17.275cm">
        <text:p/>
        <draw:enhanced-geometry svg:viewBox="0 0 3000 595" draw:mirror-vertical="true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presentation:notes style:page-layout-name="PM2">
        <draw:frame draw:name="Espaço Reservado para Cabeçalho 1" presentation:style-name="Mpr5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8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9-picTx-Imagem-com-Legenda-title" draw:layer="backgroundobjects" svg:width="12.7cm" svg:height="9.525cm" svg:x="3.175cm" svg:y="1.905cm" presentation:class="page"/>
        <draw:frame draw:name="Espaço Reservado para Anotações 4" presentation:style-name="Mpr59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0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1">
      <draw:custom-shape draw:name="Forma livre 6" draw:style-name="Mgr27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28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8">
        <draw:custom-shape draw:name="Forma livre 9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0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61" draw:text-style-name="MP3" draw:layer="backgroundobjects" svg:width="22.86cm" svg:height="3.175cm" svg:x="1.27cm" svg:y="1.956cm" presentation:class="title">
        <draw:text-box>
          <text:p text:style-name="MP4"><text:span text:style-name="MT1">Clique para editar o estilo do título mestre</text:span></text:p>
        </draw:text-box>
      </draw:frame>
      <draw:frame draw:name="Espaço Reservado para Texto Vertical 2" presentation:style-name="Mpr62" draw:text-style-name="MP23" draw:layer="backgroundobjects" svg:width="22.86cm" svg:height="12.192cm" svg:x="1.27cm" svg:y="5.376cm" presentation:class="outline">
        <draw:text-box>
          <text:list text:style-name="ML3">
            <text:list-item>
              <text:p text:style-name="MP5"><text:span text:style-name="MT2">Clique para editar os estilos do texto mestr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gundo ní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erceiro ní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4" presentation:style-name="Mpr63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5" presentation:style-name="Mpr63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presentation:notes style:page-layout-name="PM2">
        <draw:frame draw:name="Espaço Reservado para Cabeçalho 1" presentation:style-name="Mpr64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4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10-vertTx-Título-e-texto-vertical-title" draw:layer="backgroundobjects" svg:width="12.7cm" svg:height="9.525cm" svg:x="3.175cm" svg:y="1.905cm" presentation:class="page"/>
        <draw:frame draw:name="Espaço Reservado para Anotações 4" presentation:style-name="Mpr65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6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6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2">
      <draw:custom-shape draw:name="Forma livre 6" draw:style-name="Mgr29" draw:text-style-name="MP3" draw:layer="Master1-bg" svg:width="25.453cm" svg:height="2.893cm" svg:x="-0.026cm" svg:y="-0.0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30" draw:text-style-name="MP3" draw:layer="Master1-bg" svg:width="13.229cm" svg:height="1.773cm" svg:x="12.171cm" svg:y="-0.0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8">
        <draw:custom-shape draw:name="Forma livre 9" draw:style-name="Mgr5" draw:text-style-name="MP3" draw:layer="Master1-bg" svg:width="25.453cm" svg:height="1.803cm" draw:transform="rotate (0.0478220215046446) translate (-0.081cm 1.171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0" draw:style-name="Mgr6" draw:text-style-name="MP3" draw:layer="Master1-bg" svg:width="25.488cm" svg:height="1.473cm" draw:transform="rotate (0.0478220215046446) translate (-0.06cm 1.376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Vertical 1" presentation:style-name="Mpr67" draw:text-style-name="MP23" draw:layer="backgroundobjects" svg:width="5.715cm" svg:height="14.477cm" svg:x="18.415cm" svg:y="2.54cm" presentation:class="title">
        <draw:text-box>
          <text:p text:style-name="MP4"><text:span text:style-name="MT1">Clique para editar o estilo do título mestre</text:span></text:p>
        </draw:text-box>
      </draw:frame>
      <draw:frame draw:name="Espaço Reservado para Texto Vertical 2" presentation:style-name="Mpr68" draw:text-style-name="MP23" draw:layer="backgroundobjects" svg:width="16.722cm" svg:height="14.477cm" svg:x="1.27cm" svg:y="2.54cm" presentation:class="outline">
        <draw:text-box>
          <text:list text:style-name="ML3">
            <text:list-item>
              <text:p text:style-name="MP5"><text:span text:style-name="MT2">Clique para editar os estilos do texto mestr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gundo ní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erceiro ní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3" draw:layer="backgroundobjects" svg:width="5.927cm" svg:height="1.014cm" svg:x="1.27cm" svg:y="17.657cm" presentation:class="date-time">
        <draw:text-box>
          <text:p text:style-name="MP4"><text:span text:style-name="MT6"><text:date style:data-style-name="D1" text:date-value="2014-02-03">03/02/14</text:date></text:span></text:p>
        </draw:text-box>
      </draw:frame>
      <draw:frame draw:name="Espaço Reservado para Rodapé 4" presentation:style-name="Mpr69" draw:text-style-name="MP3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5" presentation:style-name="Mpr69" draw:text-style-name="MP3" draw:layer="backgroundobjects" svg:width="2.117cm" svg:height="1.014cm" svg:x="22.013cm" svg:y="17.657cm" presentation:class="page-number">
        <draw:text-box>
          <text:p text:style-name="MP10"><text:span text:style-name="MT6"><text:page-number>&lt;número&gt;</text:page-number></text:span></text:p>
        </draw:text-box>
      </draw:frame>
      <presentation:notes style:page-layout-name="PM2">
        <draw:frame draw:name="Espaço Reservado para Cabeçalho 1" presentation:style-name="Mpr70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0" draw:text-style-name="MP3" draw:layer="backgroundobjects" svg:width="8.255cm" svg:height="1.27cm" svg:x="10.791cm" svg:y="0cm" presentation:class="date-time">
          <draw:text-box>
            <text:p text:style-name="MP10"><text:span text:style-name="MT7"><text:date style:data-style-name="D1" text:date-value="2014-02-03">03/02/14</text:date></text:span></text:p>
          </draw:text-box>
        </draw:frame>
        <draw:page-thumbnail draw:name="Espaço Reservado para Imagem de Slide 3" presentation:style-name="Master1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71" draw:text-style-name="MP3" draw:layer="backgroundobjects" svg:width="15.24cm" svg:height="11.43cm" svg:x="1.905cm" svg:y="12.065cm" presentation:class="notes">
          <draw:text-box>
            <text:p text:style-name="MP4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1"><text:span text:style-name="MT7">Segundo nível</text:span></text:p>
                    <text:list>
                      <text:list-item>
                        <text:p text:style-name="MP12"><text:span text:style-name="MT7">Terceiro nível</text:span></text:p>
                        <text:list>
                          <text:list-item>
                            <text:p text:style-name="MP13"><text:span text:style-name="MT7">Quarto nível</text:span></text:p>
                            <text:list>
                              <text:list-item>
                                <text:p text:style-name="MP14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2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2" draw:text-style-name="MP3" draw:layer="backgroundobjects" svg:width="8.255cm" svg:height="1.27cm" svg:x="10.791cm" svg:y="24.126cm" presentation:class="page-number">
          <draw:text-box>
            <text:p text:style-name="MP10"><text:span text:style-name="MT7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Slide 1</dc:title>
    <meta:initial-creator>Diego Rocha</meta:initial-creator>
    <dc:creator>Diego Rocha</dc:creator>
    <meta:creation-date>2014-02-03T19:14:24Z</meta:creation-date>
    <dc:date>2014-02-03T20:29:23</dc:date>
    <meta:editing-cycles>22</meta:editing-cycles>
    <meta:editing-duration>PT3H11M20S</meta:editing-duration>
    <meta:document-statistic meta:object-count="275"/>
    <meta:template xlink:type="simple" xlink:actuate="onRequest" xlink:title="" xlink:href="Flow"/>
  </office:meta>
</office:document-meta>
</file>